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outline1">
      <style:graphic-properties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outline1">
      <style:graphic-properties draw:auto-grow-height="true" fo:min-height="13.86cm"/>
    </style:style>
    <style:style style:name="pr5" style:family="presentation" style:parent-style-name="Domyślnie-outline1">
      <style:graphic-properties fo:min-height="18.023cm"/>
    </style:style>
    <style:style style:name="pr6" style:family="presentation" style:parent-style-name="Domyślnie-title">
      <style:graphic-properties draw:auto-grow-height="true" fo:min-height="3.507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Klasa Thread</text:p>
          </draw:text-box>
        </draw:frame>
        <draw:frame presentation:style-name="pr2" draw:layer="layout" svg:width="25.199cm" svg:height="16.895cm" svg:x="1.301cm" svg:y="4cm" presentation:class="outline" presentation:user-transformed="true">
          <draw:text-box>
            <text:list text:style-name="L2">
              <text:list-item>
                <text:p>Metody</text:p>
                <text:list>
                  <text:list-item>
                    <text:p><text:span text:style-name="T1">xxPriority()</text:span></text:p>
                  </text:list-item>
                  <text:list-item>
                    <text:p><text:span text:style-name="T1">xxxName()</text:span></text:p>
                  </text:list-item>
                  <text:list-item>
                    <text:p><text:span text:style-name="T1">setDaemon</text:span></text:p>
                  </text:list-item>
                  <text:list-item>
                    <text:p><text:span text:style-name="T1">join() / run()</text:span></text:p>
                  </text:list-item>
                  <text:list-item>
                    <text:p><text:span text:style-name="T1">Interrupt() / isInterrupted()</text:span></text:p>
                  </text:list-item>
                  <text:list-item>
                    <text:p><text:span text:style-name="T1">setDaemon / getThreadGroup()</text:span></text:p>
                  </text:list-item>
                </text:list>
              </text:list-item>
              <text:list-item>
                <text:p>Metody statyczne</text:p>
                <text:list>
                  <text:list-item>
                    <text:p><text:span text:style-name="T1">CurrentThread()</text:span></text:p>
                  </text:list-item>
                  <text:list-item>
                    <text:p><text:span text:style-name="T1">Interrupted()</text:span></text:p>
                  </text:list-item>
                  <text:list-item>
                    <text:p><text:span text:style-name="T1">sleep() / yield()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">
        <office:forms form:automatic-focus="false" form:apply-design-mode="false"/>
        <draw:frame presentation:style-name="pr4" draw:layer="layout" svg:width="25.199cm" svg:height="13.86cm" svg:x="1.4cm" svg:y="4.914cm" presentation:class="outline" presentation:user-transformed="true">
          <draw:text-box>
            <text:p>Zadanie 1:</text:p>
            <text:p><text:tab/>Napisać program, który pobiera jako pierwszy parametr nazwę pliku oraz jako następne parametry katalogi.</text:p>
            <text:p><text:tab/>Dla każdego podanego katalogu tworzy osobny wątek, w którym przeszukuje zawartość katalogu w celu znalezienia podanego pliku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office:forms form:automatic-focus="false" form:apply-design-mode="false"/>
        <draw:frame presentation:style-name="pr5" draw:layer="layout" svg:width="25.199cm" svg:height="18.023cm" svg:x="1.4cm" svg:y="0.6cm" presentation:class="outline" presentation:user-transformed="true">
          <draw:text-box>
            <text:p>Zadanie 2:</text:p>
            <text:list text:style-name="L2">
              <text:list-item>
                <text:list>
                  <text:list-item>
                    <text:p>Rozszerzona wersja zadania 1</text:p>
                    <text:list>
                      <text:list-item>
                        <text:p>Przeszukiwanie rekurencyjne</text:p>
                      </text:list-item>
                      <text:list-item>
                        <text:p>Wątki trzymane w generyku</text:p>
                      </text:list-item>
                      <text:list-item>
                        <text:p>Wyszukiwanie po wyrażeniu regularnym</text:p>
                      </text:list-item>
                      <text:list-item>
                        <text:p>Wątek nie szuka w katalogach przeszukanych przez inne <text:s/>wątki</text:p>
                      </text:list-item>
                    </text:list>
                  </text:list-item>
                </text:list>
              </text:list-item>
            </text:list>
            <text:p/>
            <text:p>Zadanie 3:</text:p>
            <text:list text:continue-numbering="true" text:style-name="L2">
              <text:list-item>
                <text:p>Prosta klasa licznik</text:p>
                <text:list>
                  <text:list-item>
                    <text:list>
                      <text:list-item>
                        <text:p><text:span text:style-name="T1">Operacja zwiększania wartości licznika</text:span></text:p>
                      </text:list-item>
                      <text:list-item>
                        <text:p><text:span text:style-name="T1">Współdzielona pomiędzy wątki </text:span></text:p>
                      </text:list-item>
                      <text:list-item>
                        <text:p><text:span text:style-name="T1">Synchronizacj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office:forms form:automatic-focus="false" form:apply-design-mode="false"/>
        <draw:frame presentation:style-name="pr4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Brak setter'ów</text:span></text:p>
              </text:list-item>
              <text:list-item>
                <text:p><text:span text:style-name="T2">Wszystkie pola final i private</text:span></text:p>
              </text:list-item>
              <text:list-item>
                <text:p><text:span text:style-name="T2">Nie pozwól, aby klasy dziedziczące po niezmiennej klasie nadpisywały metody. Sposób pierwszy – prostszy: zadeklarować klasę jako final. Sposób drugi: zadeklarować konstruktor jako prywatny oraz stworzyć fabrykę.</text:span></text:p>
              </text:list-item>
              <text:list-item>
                <text:p><text:span text:style-name="T2">Jeśli pola klasy są referencjami do „zmiennych” obiektów, nie pozwól tym obiektom zmienić swój stan:</text:span></text:p>
                <text:list>
                  <text:list-item>
                    <text:p><text:span text:style-name="T2">Brak metod mogących zmieniać „zmienne” obiekty.</text:span></text:p>
                  </text:list-item>
                  <text:list-item>
                    <text:p><text:span text:style-name="T2">Nie współdziel referencji do „zmiennych” obiektów. Nigdy nie przechowuj referencji do zewnętrznych obiektów pobieranych przez konstruktor, jeśli to konieczne twórz kopie obiektów oraz przechowuj do nich referencje.</text:span>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3.507cm" svg:x="1.4cm" svg:y="0.837cm" presentation:class="title">
          <draw:text-box>
            <text:p>„Niezmienne” obiekty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ynchronizowane typy generyczne</text:p>
          </draw:text-box>
        </draw:frame>
        <draw:frame presentation:style-name="pr2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BlockingQueue</text:span><text:span text:style-name="T2"> - <text:s/>FIFO, blokuje wątek kiedy dodajemy do pełnej kolejki albo czytamy z pustej.</text:span></text:p>
              </text:list-item>
              <text:list-item>
                <text:p><text:span text:style-name="T3">ConcurrentMap</text:span><text:span text:style-name="T2"> – interface dziedziczący po java.util.Map, zapewnia użyteczne operacje atomowe, usuwanie albo zamiana par klucz-wartość jeśli klucz jest dostępny, albo dodawanie pary klucz-wartość jesli klucza nie ma. Jedna z implementacji tego interface'u jest </text:span><text:span text:style-name="T3">ConcurrentHashMap</text:span><text:span text:style-name="T4"> – współbieżny odpowiednik </text:span><text:span text:style-name="T3">HashMap.</text:span><text:span text:style-name="T2"> </text:span></text:p>
              </text:list-item>
              <text:list-item>
                <text:p><text:span text:style-name="T3">ConcurrentNavigableMap</text:span><text:span text:style-name="T2"> interface dziedziczący po </text:span><text:span text:style-name="T3">ConcurrentMap</text:span><text:span text:style-name="T2"> który zapewnia aproksymacyjne trafienia. Jedna z implementacji tego interface'u jest </text:span><text:span text:style-name="T3">ConcurrentSkipListMap</text:span><text:span text:style-name="T4"> – współbieżny odpowiednik </text:span><text:span text:style-name="T3">TreeMap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Interface'y Executor</text:p>
          </draw:text-box>
        </draw:frame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Executor</text:span><text:span text:style-name="T6"> Interface: zapewnia pojedynczą metodę </text:span><text:span text:style-name="T5">Execute</text:span><text:span text:style-name="T7"> która przyjmuje obiekt </text:span><text:span text:style-name="T5">Runnable </text:span><text:span text:style-name="T7">oraz w zależności od implementacji albo uruchamia nowy wątek, albo przesyła zadanie do istniejącego wątku, lub dodaje zadanie do kolejki zadań.</text:span></text:p>
              </text:list-item>
              <text:list-item>
                <text:p><text:span text:style-name="T5">ExecutorService</text:span><text:span text:style-name="T6"> Interface: zapewnia metodę </text:span><text:span text:style-name="T5">submit</text:span><text:span text:style-name="T7"> która przyjmuje obiekt </text:span><text:span text:style-name="T5">Runnable</text:span><text:span text:style-name="T7"> oraz </text:span><text:span text:style-name="T5"><text:s/>Callable</text:span><text:span text:style-name="T7">. </text:span><text:span text:style-name="T5">Submit</text:span><text:span text:style-name="T7"> zwraca wartość, oraz możliwe jest przekazywanie dużych kolekcji zdań.</text:span></text:p>
              </text:list-item>
              <text:list-item>
                <text:p><text:span text:style-name="T5">ScheduledExecutorService</text:span><text:span text:style-name="T6"> Interface: dziedziczy po interface'sie <text:s/></text:span><text:span text:style-name="T5">ExecutorService</text:span><text:span text:style-name="T7">, zapewnia jego metody z możliwości rozmieszczenia w czasi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office:forms form:automatic-focus="false" form:apply-design-mode="false"/>
        <draw:frame presentation:style-name="pr5" draw:layer="layout" svg:width="25.199cm" svg:height="18.023cm" svg:x="1.5cm" svg:y="1.977cm" presentation:class="outline" presentation:user-transformed="true">
          <draw:text-box>
            <text:p>Zadanie 4:</text:p>
            <text:list text:style-name="L2">
              <text:list-item>
                <text:list>
                  <text:list-item>
                    <text:p>Modyfikacja zadania 2</text:p>
                    <text:list>
                      <text:list-item>
                        <text:p><text:span text:style-name="T1">Zamiana listy wątków na obiekt implementujący jeden z interfac'ów Executor</text:span></text:p>
                      </text:list-item>
                      <text:list-item>
                        <text:p><text:span text:style-name="T1">Porównanie czasu wyszukiwania</text:span></text:p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8">Zadanie 5:</text:span></text:p>
            <text:list text:continue-numbering="true" text:style-name="L2">
              <text:list-item>
                <text:list>
                  <text:list-item>
                    <text:p><text:span text:style-name="T9">Modyfikacja zadania 3</text:span></text:p>
                    <text:list>
                      <text:list-item>
                        <text:p><text:span text:style-name="T1">Zmiana typów prostych na typy atomow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24T17:13:35</meta:creation-date>
    <meta:editing-duration>PT01H33M36S</meta:editing-duration>
    <meta:editing-cycles>24</meta:editing-cycles>
    <dc:date>2010-04-26T10:09:49</dc:date>
    <meta:generator>OpenOffice.org/3.1$Linux OpenOffice.org_project/310m19$Build-9420</meta:generator>
    <meta:document-statistic meta:object-count="79"/>
  </office:meta>
</office:document-meta>
</file>